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BLACK CAT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2.00</text:p>
          </table:table-cell>
          <table:table-cell table:style-name="ce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ISO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5.00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INTELLATHANE 6190, BLACK CAT-SIDE, MARCA INTELLATHAN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1.00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INTELLATHANE 6190 ISO-SIDE, MARCA INTELLATHAN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5.00</text:p>
          </table:table-cell>
          <table:table-cell table:style-name="ce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BL 1 CAT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3.00</text:p>
          </table:table-cell>
          <table:table-cell table:style-name="ce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ÉIA SPRAY COMPONENTE ELITE SHIELD 61 ISO-SIDE, MARCA INTELLATHANE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10.00</text:p>
          </table:table-cell>
          <table:table-cell table:style-name="ce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EIA SPRAY INTELLATHANE 6190 - CAT-SIDE, MARCA INTELLATHANE,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4.00</text:p>
          </table:table-cell>
          <table:table-cell table:style-name="ce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38249090</text:p>
          </table:table-cell>
          <table:table-cell table:style-name="ce2" office:value-type="string" calcext:value-type="string">
            <text:p>UN</text:p>
          </table:table-cell>
          <table:table-cell table:style-name="ce2"/>
          <table:table-cell table:style-name="ce2" office:value-type="string" calcext:value-type="string">
            <text:p>POLIUREIA SPRAY ELITE SHIELD 61 NATURE, CAT-SIDE, MARCA INTELLATHANE,</text:p>
          </table:table-cell>
          <table:table-cell table:style-name="ce2" office:value-type="string" calcext:value-type="string">
            <text:p>500.00</text:p>
          </table:table-cell>
          <table:table-cell table:style-name="ce2" office:value-type="string" calcext:value-type="string">
            <text:p>10.00</text:p>
          </table:table-cell>
          <table:table-cell table:style-name="ce2"/>
        </table:table-row>
        <table:table-row table:style-name="ro1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 style:data-style-name="N2" text:time-value="18:45:24.0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dc:date>2020-09-17T18:45:29.695000000</dc:date>
    <meta:editing-duration>PT6S</meta:editing-duration>
    <meta:editing-cycles>1</meta:editing-cycles>
    <meta:document-statistic meta:table-count="1" meta:cell-count="48" meta:object-count="0"/>
  </office:meta>
</office:document-meta>
</file>